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7aa5" officeooo:paragraph-rsid="00137aa5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rsid="00137aa5" officeooo:paragraph-rsid="00137aa5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137aa5" officeooo:paragraph-rsid="001552ed"/>
    </style:style>
    <style:style style:name="P4" style:family="paragraph" style:parent-style-name="Table_20_Contents">
      <style:text-properties officeooo:rsid="000e617b" officeooo:paragraph-rsid="00137aa5"/>
    </style:style>
    <style:style style:name="P5" style:family="paragraph" style:parent-style-name="Table_20_Contents">
      <style:text-properties officeooo:rsid="0023c411" officeooo:paragraph-rsid="00137aa5"/>
    </style:style>
    <style:style style:name="P6" style:family="paragraph" style:parent-style-name="Table_20_Contents">
      <style:text-properties officeooo:rsid="001552ed" officeooo:paragraph-rsid="001552ed"/>
    </style:style>
    <style:style style:name="P7" style:family="paragraph" style:parent-style-name="Standard">
      <style:text-properties officeooo:rsid="00137aa5" officeooo:paragraph-rsid="0016901b"/>
    </style:style>
    <style:style style:name="P8" style:family="paragraph" style:parent-style-name="Standard">
      <style:text-properties officeooo:paragraph-rsid="0016901b"/>
    </style:style>
    <style:style style:name="P9" style:family="paragraph" style:parent-style-name="Table_20_Contents">
      <style:text-properties officeooo:rsid="000e617b" officeooo:paragraph-rsid="0016901b"/>
    </style:style>
    <style:style style:name="P10" style:family="paragraph" style:parent-style-name="Table_20_Contents">
      <style:text-properties officeooo:rsid="001552ed" officeooo:paragraph-rsid="0016901b"/>
    </style:style>
    <style:style style:name="P11" style:family="paragraph" style:parent-style-name="Table_20_Contents">
      <style:text-properties officeooo:rsid="0023c411" officeooo:paragraph-rsid="0016901b"/>
    </style:style>
    <style:style style:name="P12" style:family="paragraph" style:parent-style-name="Header">
      <style:text-properties officeooo:paragraph-rsid="0016901b"/>
    </style:style>
    <style:style style:name="T1" style:family="text">
      <style:text-properties officeooo:rsid="001552ed"/>
    </style:style>
    <style:style style:name="T2" style:family="text">
      <style:text-properties fo:font-weight="bold" officeooo:rsid="001552e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data structure that is accessed in a first in, first out manner.<text:line-break/><text:line-break/>Interviewer Notes:</text:p>
      <text:p text:style-name="P3">- <text:span text:style-name="T2">Have them whiteboard an implementation of a queue, based on an array, in their chosen language. </text:span><text:span text:style-name="T1">Be sure they include methods to enqueue(), dequeue(), and getSize(). For bonus points, implement a contains() method. Note that on an array, this will by definition be a linear, O(n), search. Discuss means of making that search faster. (And let me know what they say, so I can add it to this form &lt;smile&gt; )</text:span></text:p>
      <text:p text:style-name="P3"/>
      <text:p text:style-name="P3">Next topics:</text:p>
      <text:p text:style-name="P2">Easy:</text:p>
      <text:p text:style-name="P2"><text:tab/>Discuss other data structures</text:p>
      <text:p text:style-name="P2">Not So Easy:</text:p>
      <text:p text:style-name="P2"><text:tab/>Algorithms: Breadth First Search, a queue is necessary in this algorithm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1.5014in" style:rel-column-width="14208*"/>
    </style:style>
    <style:style style:name="Table2.C" style:family="table-column">
      <style:table-column-properties style:column-width="1.5576in" style:rel-column-width="14740*"/>
    </style:style>
    <style:style style:name="Table2.D" style:family="table-column">
      <style:table-column-properties style:column-width="1.5576in" style:rel-column-width="14742*"/>
    </style:style>
    <style:style style:name="Table2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137aa5" officeooo:paragraph-rsid="0016901b"/>
    </style:style>
    <style:style style:name="MP2" style:family="paragraph" style:parent-style-name="Table_20_Contents">
      <style:text-properties officeooo:rsid="000e617b" officeooo:paragraph-rsid="0016901b"/>
    </style:style>
    <style:style style:name="MP3" style:family="paragraph" style:parent-style-name="Table_20_Contents">
      <style:text-properties officeooo:rsid="001552ed" officeooo:paragraph-rsid="0016901b"/>
    </style:style>
    <style:style style:name="MP4" style:family="paragraph" style:parent-style-name="Table_20_Contents">
      <style:text-properties officeooo:rsid="0023c411" officeooo:paragraph-rsid="0016901b"/>
    </style:style>
    <style:style style:name="MP5" style:family="paragraph" style:parent-style-name="Standard">
      <style:text-properties officeooo:paragraph-rsid="0016901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1">Queue</text:p>
            </table:table-cell>
            <table:table-cell table:style-name="Table2.A1" office:value-type="string">
              <text:p text:style-name="MP2">Data Structures</text:p>
            </table:table-cell>
            <table:table-cell table:style-name="Table2.A1" office:value-type="string">
              <text:p text:style-name="MP3">Not So Easy</text:p>
            </table:table-cell>
            <table:table-cell table:style-name="Table2.A1" office:value-type="string">
              <text:p text:style-name="MP4">Page 1 of 1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1:57:22.901000000</meta:creation-date>
    <dc:date>2017-04-09T17:38:03.342000000</dc:date>
    <meta:editing-duration>PT24M39S</meta:editing-duration>
    <meta:editing-cycles>3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11" meta:word-count="118" meta:character-count="666" meta:non-whitespace-character-count="555"/>
  </office:meta>
</office:document-meta>
</file>